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4pt" fo:language="es" fo:country="ES"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rial" fo:font-size="14pt" fo:language="es" fo:country="ES"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arial" fo:font-size="14pt" fo:language="es" fo:country="ES" style:font-size-asian="14pt" style:font-size-complex="14pt"/>
    </style:style>
    <style:style style:name="P4" style:family="paragraph" style:parent-style-name="Standard">
      <style:paragraph-properties fo:text-align="center" style:justify-single-word="false"/>
      <style:text-properties style:font-name="arial" fo:font-size="14pt" fo:language="es" fo:country="ES" style:font-size-asian="14pt" style:font-size-complex="14pt"/>
    </style:style>
    <style:style style:name="P5" style:family="paragraph" style:parent-style-name="Standard">
      <style:paragraph-properties fo:text-align="justify" style:justify-single-word="false"/>
      <style:text-properties style:font-name="arial" fo:font-size="14pt" fo:language="es" fo:country="ES"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arial" fo:font-size="20pt" fo:language="es" fo:country="ES"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arial" fo:font-size="28pt" fo:language="es" fo:country="ES" fo:font-weight="bold" style:font-size-asian="28pt" style:font-weight-asian="bold" style:font-size-complex="2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acas, 11 de Marzo de 2013</text:p>
      <text:p text:style-name="P2"/>
      <text:p text:style-name="P1"><text:s text:c="32"/><draw:frame draw:style-name="fr1" draw:name="graphics1" text:anchor-type="as-char" svg:width="3.3555in" svg:height="1.7862in" draw:z-index="0"><draw:image xlink:href="http://www.usb.ve/conocer/corporativa/archivos/logos/logo/logo.png" xlink:type="simple" xlink:show="embed" xlink:actuate="onLoad"/></draw:frame></text:p>
      <text:p text:style-name="P1"/>
      <text:p text:style-name="P1"/>
      <text:p text:style-name="P1"/>
      <text:p text:style-name="P1"/>
      <text:p text:style-name="P1"/>
      <text:p text:style-name="P6"/>
      <text:p text:style-name="P7">INFORME CLUE-USB</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TEGRANTES</text:p>
      <text:p text:style-name="P1"/>
      <text:p text:style-name="P1">Jose Pascarella.</text:p>
      <text:p text:style-name="P1">Carntet: 11-10743.</text:p>
      <text:p text:style-name="P1"/>
      <text:p text:style-name="P1">Jose Peña.</text:p>
      <text:p text:style-name="P1">Carntet: 11-10775.</text:p>
      <text:p text:style-name="P2"/>
      <text:p text:style-name="P2"><text:soft-page-break/></text:p>
      <text:p text:style-name="P2"/>
      <text:p text:style-name="P2">INTRODUCCION</text:p>
      <text:p text:style-name="P2"/>
      <text:p text:style-name="P2"/>
      <text:p text:style-name="P3"><text:tab/>El programa CLUE-USB se trata de un juego elaborado en el lenguajede programacion pascal. En este juego, un usuario prueba su habilidad como detective al tratar de decifrar quien asesino al Senor Black, donde y con que arma.</text:p>
      <text:p text:style-name="P3"></text:p>
      <text:p text:style-name="P3"><text:tab/>Se modela el juego usando un tablero 5x5 que contiene 9 habitaciones posibles en el cual se mueven el usuario y las computadoras. Los jugadores deben moverse de habitacion en habitacion haciendo sospechas que los proveen de informacion para resolver el crimen. Luego de que alguno cree conocer los hechos, puede realizar una acusacion en la que el detective se juega su estadia en la partida: si acierta, la gloria estara con el, pero si falla, es despedido, su vida se sume a la desdicha y los demas detectives pueden usar su fallo para acercarse mas a la met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1">PROCEDIMIENTOS Y FUNCIONES</text:span></text:p>
      <text:p text:style-name="P2"/>
      <text:p text:style-name="P3"/>
      <text:p text:style-name="P3"><text:tab/>Este informe explica las funciones y procedimientos de la siguiente forma:</text:p>
      <text:p text:style-name="P3"/>
      <text:p text:style-name="P3"/>
      <text:p text:style-name="P1">Accion para el programa → Nombre de la Funcion</text:p>
      <text:p text:style-name="P3">Descripcion breve</text:p>
      <text:p text:style-name="P3"/>
      <text:p text:style-name="P3"/>
      <text:p text:style-name="P3"><text:span text:style-name="T1">Introduccion → Introduccion</text:span></text:p>
      <text:p text:style-name="P3">Este procedimiento da un mensaje de bienvenida al jugador y le explica las reglas del juego.</text:p>
      <text:p text:style-name="P3"/>
      <text:p text:style-name="P3"><text:span text:style-name="T1">Inicializa Variables →Inicializa</text:span> </text:p>
      <text:p text:style-name="P3">Procedimiento que inicializa todas las variables del Juego.</text:p>
      <text:p text:style-name="P3"/>
      <text:p text:style-name="P3"><text:span text:style-name="T1">Aleatorio → Aleatorio</text:span></text:p>
      <text:p text:style-name="P3">Funcion que genera numeros aleatorios en un rango dado.</text:p>
      <text:p text:style-name="P3"/>
      <text:p text:style-name="P3"><text:span text:style-name="T1">Asignacion de los Jugadores → SeleccionPersonaje</text:span></text:p>
      <text:p text:style-name="P3">Este procedimiento permite al usuario seleccionar un personaje y asigna a las computadoras los demas.</text:p>
      <text:p text:style-name="P3"/>
      <text:p text:style-name="P3"><text:span text:style-name="T1">Seleccion de Hechos Reales → AsignaCartas</text:span></text:p>
      <text:p text:style-name="P3">Proceso que elije el arma, el lugar y al asesino del Senor Black.</text:p>
      <text:p text:style-name="P3"/>
      <text:p text:style-name="P3"><text:span text:style-name="T1">Repartir Cartas → RepartirCartas</text:span></text:p>
      <text:p text:style-name="P3">Proceso que reparte las cartas restantes a los jugadores.</text:p>
      <text:p text:style-name="P3"/>
      <text:p text:style-name="P3"><text:span text:style-name="T1">Mover en el Tablero → Mover</text:span></text:p>
      <text:p text:style-name="P3">Procedimiento que utiliza los dados para calcular la nueva posición del jugador.</text:p>
      <text:p text:style-name="P3"/>
      <text:p text:style-name="P3"><text:span text:style-name="T1">Calculo de Distancia → Distancia</text:span></text:p>
      <text:p text:style-name="P3">Procedimiento que utiliza lo que saco el usuario en el dado para calcular las habitaciones alcanzables.</text:p>
      <text:p text:style-name="P3"/>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3"><text:span text:style-name="T1"/></text:p>
      <text:p text:style-name="P3"><text:span text:style-name="T1"/></text:p>
      <text:p text:style-name="P3"><text:span text:style-name="T1">Valor Absoluto → VA</text:span></text:p>
      <text:p text:style-name="P3">Funcion que obtiene un entero y devuelve su valor absoluto.</text:p>
      <text:p text:style-name="P3"/>
      <text:p text:style-name="P3"><text:span text:style-name="T1">Dados → Dado</text:span></text:p>
      <text:p text:style-name="P3">Procedimiento que arroja un numero aleatorio entre el 1 y el 6.</text:p>
      <text:p text:style-name="P3"/>
      <text:p text:style-name="P3"><text:span text:style-name="T1">Usuario Sospecha →Sospecha_usuario</text:span></text:p>
      <text:p text:style-name="P3">Procedimiento que permite al usuario hacer una sospecha elijiendo un arma, un personaje y su habitacion actual.</text:p>
      <text:p text:style-name="P3"/>
      <text:p text:style-name="P3"><text:span text:style-name="T1">Computadora Sospecha →Sospecha_computadora</text:span></text:p>
      <text:p text:style-name="P3">Procedimiento que permite al usuario hacer una sospecha eligiendo un arma,un personaje y su habitacion actual.</text:p>
      <text:p text:style-name="P3"/>
      <text:p text:style-name="P3"><text:span text:style-name="T1">Mover Sospechoso → MoverSospechoso</text:span></text:p>
      <text:p text:style-name="P3"><text:span text:style-name="T2">Procedimiento</text:span> que mueve al sospechoso al cuarto donde se encuentra el jugador que realiza la sospecha o una acusacion.</text:p>
      <text:p text:style-name="P3"><text:span text:style-name="T1"/></text:p>
      <text:p text:style-name="P3"><text:span text:style-name="T1">Refutar → Refutar{Usuario,Computadora}</text:span></text:p>
      <text:p text:style-name="P3">Procedimiento en el cual obliga al primer usuario que posea una carta y este despues del jugador a ensenarsela para invalidar la sospecha.</text:p>
      <text:p text:style-name="P3"><text:span text:style-name="T1"/></text:p>
      <text:p text:style-name="P3"><text:span text:style-name="T1">Descarte → Descarte</text:span></text:p>
      <text:p text:style-name="P5">Procedimiento que pasa la carta que refuta una sospecha al estado: descartada. En la lista de cartas del jugador que sospecha.</text:p>
      <text:p text:style-name="P3"><text:span text:style-name="T1"/></text:p>
      <text:p text:style-name="P3"><text:span text:style-name="T1">Usuario Acusa → Acusacion_usuario</text:span></text:p>
      <text:p text:style-name="P3">Procedimiento que permite al usuario acusar a una tripleta (Personaje, Habitacion, Arma) de haber realizado el crimen.</text:p>
      <text:p text:style-name="P3"/>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3"><text:span text:style-name="T1"/></text:p>
      <text:p text:style-name="P3"><text:span text:style-name="T1"/></text:p>
      <text:p text:style-name="P3"><text:span text:style-name="T1">Computadora Acusa → Acusacion_computadora</text:span></text:p>
      <text:p text:style-name="P3">Procedimiento que permite a la computadora acusar a una tripleta (Personaje, Habitacion, Arma) de haber realizado el crimen.</text:p>
      <text:p text:style-name="P3"/>
      <text:p text:style-name="P3"><text:span text:style-name="T1">Eliminar Jugador → Eliminar</text:span></text:p>
      <text:p text:style-name="P3">Procedimiento que verifica las acusaciones de los jugadores para eliminarlos del juego.</text:p>
      <text:p text:style-name="P3"/>
      <text:p text:style-name="P3"><text:span text:style-name="T1">Fin del Juego → Fin</text:span></text:p>
      <text:p text:style-name="P3">Procedimiento que checkea por el fin del juego (Falta de computadoras, sospecha correcta de algun jugador o sospecha erronea del usuario).</text:p>
      <text:p text:style-name="P3"/>
      <text:p text:style-name="P3"><text:span text:style-name="T1">Turno → Turno</text:span></text:p>
      <text:p text:style-name="P3">Procedimiento que llama a todos los procedimientos necesarios para completar el turno de un jugador, diferenciando el usuario de la computadora.</text:p>
      <text:p text:style-name="P3"/>
      <text:p text:style-name="P3"><text:span text:style-name="T1">Despedida → Despedida</text:span></text:p>
      <text:p text:style-name="P3">Procedimiento que informa en que turno se consiguieron los hechos y agradece al usuario por jugar.</text:p>
      <text:p text:style-name="P3"/>
      <text:p text:style-name="P3"><text:span text:style-name="T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22:02:08</meta:creation-date>
    <dc:date>2013-03-11T22:26:57</dc:date>
    <meta:editing-duration>PT8M28S</meta:editing-duration>
    <meta:editing-cycles>1</meta:editing-cycles>
    <meta:document-statistic meta:table-count="0" meta:image-count="1" meta:object-count="0" meta:page-count="5" meta:paragraph-count="58" meta:word-count="586" meta:character-count="3848" meta:non-whitespace-character-count="3209"/>
    <meta:generator>LibreOffice/3.5$Linux_X86_64 LibreOffice_project/350m1$Build-2</meta:generator>
  </office:meta>
</office:document-meta>
</file>